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fcd6a"/>
    </style:style>
    <style:style style:name="P2" style:family="paragraph" style:parent-style-name="Standard">
      <style:paragraph-properties fo:text-align="justify" style:justify-single-word="false" fo:break-before="page"/>
      <style:text-properties officeooo:paragraph-rsid="000fcd6a"/>
    </style:style>
    <style:style style:name="P3" style:family="paragraph" style:parent-style-name="Standard">
      <style:paragraph-properties fo:text-align="justify" style:justify-single-word="false"/>
      <style:text-properties officeooo:paragraph-rsid="001113fe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officeooo:rsid="001113fe" officeooo:paragraph-rsid="001113f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da6ed"/>
    </style:style>
    <style:style style:name="P8" style:family="paragraph" style:parent-style-name="Standard">
      <style:paragraph-properties fo:text-align="justify" style:justify-single-word="false"/>
      <style:text-properties officeooo:paragraph-rsid="00146600"/>
    </style:style>
    <style:style style:name="P9" style:family="paragraph" style:parent-style-name="Standard">
      <style:paragraph-properties fo:text-align="justify" style:justify-single-word="false"/>
      <style:text-properties officeooo:paragraph-rsid="000fcd6a"/>
    </style:style>
    <style:style style:name="P10" style:family="paragraph" style:parent-style-name="Standard">
      <style:paragraph-properties fo:text-align="justify" style:justify-single-word="false"/>
      <style:text-properties officeooo:paragraph-rsid="001113fe"/>
    </style:style>
    <style:style style:name="P11" style:family="paragraph" style:parent-style-name="Standard">
      <style:paragraph-properties fo:text-align="justify" style:justify-single-word="false"/>
      <style:text-properties officeooo:rsid="001113fe" officeooo:paragraph-rsid="001113fe"/>
    </style:style>
    <style:style style:name="T1" style:family="text">
      <style:text-properties style:font-name="Comic Sans MS" fo:font-size="13pt" style:font-size-asian="13pt" style:font-size-complex="13pt"/>
    </style:style>
    <style:style style:name="T2" style:family="text">
      <style:text-properties style:font-name="Comic Sans MS" fo:font-size="13pt" officeooo:rsid="000da6ed" style:font-size-asian="13pt" style:font-size-complex="13pt"/>
    </style:style>
    <style:style style:name="T3" style:family="text">
      <style:text-properties style:font-name="Comic Sans MS" fo:font-size="13pt" officeooo:rsid="000fcd6a" style:font-size-asian="13pt" style:font-size-complex="13pt"/>
    </style:style>
    <style:style style:name="T4" style:family="text">
      <style:text-properties style:font-name="Comic Sans MS" fo:font-size="13pt" officeooo:rsid="001113fe" style:font-size-asian="13pt" style:font-size-complex="13pt"/>
    </style:style>
    <style:style style:name="T5" style:family="text">
      <style:text-properties style:font-name="Comic Sans MS" fo:font-size="13pt" officeooo:rsid="0012403d" style:font-size-asian="13pt" style:font-size-complex="13pt"/>
    </style:style>
    <style:style style:name="T6" style:family="text">
      <style:text-properties style:font-name="Comic Sans MS" fo:font-size="13pt" officeooo:rsid="00146600" style:font-size-asian="13pt" style:font-size-complex="13pt"/>
    </style:style>
    <style:style style:name="T7" style:family="text">
      <style:text-properties style:font-name="Comic Sans MS" fo:font-size="13pt" officeooo:rsid="00155618" style:font-size-asian="13pt" style:font-size-complex="13pt"/>
    </style:style>
    <style:style style:name="T8" style:family="text">
      <style:text-properties style:font-name="Comic Sans MS" fo:font-size="13pt" officeooo:rsid="00174d7f" style:font-size-asian="13pt" style:font-size-complex="13pt"/>
    </style:style>
    <style:style style:name="T9" style:family="text">
      <style:text-properties style:font-name="Comic Sans MS1" fo:font-size="13pt" officeooo:rsid="001113fe" style:font-size-asian="13pt" style:font-size-complex="13pt"/>
    </style:style>
    <style:style style:name="T10" style:family="text">
      <style:text-properties style:font-name="Comic Sans MS1" fo:font-size="13pt" officeooo:rsid="001dd2c5" style:font-size-asian="13pt" style:font-size-complex="13pt"/>
    </style:style>
    <style:style style:name="T11" style:family="text">
      <style:text-properties style:font-name="Comic Sans MS1" fo:font-size="13pt" officeooo:rsid="001e65e4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Murányiné Molnár Ildikó</text:span><text:span text:style-name="T1"/></text:p>
      <text:p text:style-name="P7"><text:span text:style-name="T1">numerológia - kineziológia – access bars – </text:span><text:span text:style-name="T2">esszenciális illóolajok</text:span><text:span text:style-name="T1"/></text:p>
      <text:p text:style-name="P4"/>
      <text:p text:style-name="P6"><text:span text:style-name="T1">Bemutatkozás</text:span><text:span text:style-name="T1"/></text:p>
      <text:p text:style-name="P6"><text:span text:style-name="T1">Üdvözöllek, engem Murányiné Molnár Ildikónak hívnak. Két csodálatos fiúgyermek édesanyja vagyok, és férjem révén van két csodálatos leánygyermek is a családunkban. Pécs mellett élünk, ahol – ahogy időnk engedi – a permakultúrás gazdálkodással ismerkedünk. Abban a kegyelemben van részem, hogy férjemmel hasonló szemléletűek vagyunk, és egymást segítve járjuk utunkat. </text:span><text:span text:style-name="T1"/></text:p>
      <text:p text:style-name="P6"><text:span text:style-name="T1">Gyermekkorom – ahogy sokan elmondhatják magukról – elég hánya</text:span><text:span text:style-name="T2">t</text:span><text:span text:style-name="T1">tatott volt. Aztán ahogy felnőttem nagyon sok módszert, technikát kipróbáltam, hogy feldolgozzam az engem ért sérelmeket. Majd sokéves önmunka után jutottam el a kineziológiai tanfolyamra, ahol már nem csak magam</text:span><text:span text:style-name="T2">mal</text:span><text:span text:style-name="T1"> </text:span><text:span text:style-name="T2">foglalkozhattam</text:span><text:span text:style-name="T1">, hanem – életem egyik fő </text:span><text:span text:style-name="T7">küldetése</text:span><text:span text:style-name="T1">ként – már másoknak is segíthettem. Több, mint egy éven keresztül tapasztalati tudást szereztünk a kineziológiával kapcsolatban, mivel minden egyes technikát megismerve párban végeztük az oldásokat oda-vissza. Nagyon sokat kaptam ezen időszak alatt.</text:span><text:span text:style-name="T1"/></text:p>
      <text:p text:style-name="P6"><text:span text:style-name="T6">A</text:span><text:span text:style-name="T1"> következő állomás az Access Bars volt. Az Access Consciousness rendszere nagyon felszabadítóan hatott rám. Sokat segített, és segít a mai napig a berögzült hitrendszerek, nézőpontok letételében. </text:span><text:span text:style-name="T2">Hihetetlen milyen teret, lehetőségeket </text:span><text:span text:style-name="T3">és könnyedséget</text:span><text:span text:style-name="T2"> nyitnak életünkben a kérdései, eszközei. </text:span><text:span text:style-name="T1">Oktattam is ezt a rendszert egy éven keresztül.</text:span><text:span text:style-name="T1"/></text:p>
      <text:p text:style-name="P8"><text:span text:style-name="T1">Aztán jött</text:span><text:span text:style-name="T2">ek az illatok</text:span><text:span text:style-name="T1"> – már régóta tudtam, hogy az illóolajokat be szeretném emelni tevékenységeim közé. Csak a megfelelőt kerestem. </text:span><text:span text:style-name="T6">A</text:span><text:span text:style-name="T4">z emberi lény minden síkján </text:span><text:span text:style-name="T8">ki</text:span><text:span text:style-name="T4">fejtik terápiás hatásukat. Testileg – Lelkileg – Szellemileg – Mentálisan is hatással vannak ránk. </text:span><text:span text:style-name="T1">Az illóolajok áldásos hatásán kívül nagyon megérintett a doTerra (Föld ajándéka) hitvallása, filozófiája, értékrendje. </text:span><text:span text:style-name="T6">A</text:span><text:span text:style-name="T2"> családunkban a </text:span><text:span text:style-name="T6">mindennapokban</text:span><text:span text:style-name="T2"> az illóolajokat hívjuk segítségül, akár érzelmi akár fizikai kihívással találkozunk. És ebben segítem a hozzám fordulókat is.</text:span><text:span text:style-name="T1"/></text:p>
      <text:p text:style-name="P8"><text:soft-page-break/><text:span text:style-name="T1">Közben </text:span><text:span text:style-name="T6">megérkezett életembe a</text:span><text:span text:style-name="T1"> numerológia is, amit már szintén régóta tudtam, hogy érdekel, és szeretnék vele foglalkozni. A legtöbb, amit nekem hozott, az a megértés, ráébredés, és egyben elfogadás – magammal és családtagjaimmal kapcsolatban egyaránt. </text:span><text:span text:style-name="T4">A rálátás könnyedséget hozhat életedben, kapcsolódásaidban.</text:span><text:span text:style-name="T1"/></text:p>
      <text:p text:style-name="P6"><text:span text:style-name="T1">Kívánom, hogy megtaláld te is azokat a technikákat, módszereket, </text:span><text:span text:style-name="T6">eszközöket </text:span><text:span text:style-name="T1">amik neked segíthetnek, neked működnek. És, ha úgy érzed, hogy ebben én tudok valamit segíteni, szeretettel várlak! De ne feledd, végső soron ott van benned minden megoldás, minden válasz, mindennek a lehetősége…</text:span><text:span text:style-name="T1"/></text:p>
      <text:p text:style-name="P4"/>
      <text:p text:style-name="Standard"/>
      <text:p text:style-name="Standard"/>
      <text:p text:style-name="P1"><text:span text:style-name="T1">És mindeközben ott voltak, és vannak az angyalok. Akik az én nézőpontom szerint szintén abban segítenek, hogy ráébredjünk Önvalónkra. És hogy meglássuk magunkban azokat a </text:span><text:bookmark text:name="_GoBack"/><text:span text:style-name="T1">minőségeket, amiket ők képviselnek, hiszen mindannyiunkban ott lakozik minden minőség, minden lehetőség, csak rajtunk múlik, hogy melyikre figyelünk, mit hozunk elő magunkból.</text:span><text:span text:style-name="T1"/></text:p>
      <text:p text:style-name="P1"/>
      <text:p text:style-name="P1"/>
      <text:p text:style-name="P2"/>
      <text:p text:style-name="P1"><text:span text:style-name="T1">Murányiné Molnár Ildikó: Holisztikus wellness tanácsadó (numerológia, kineziológia, access bars, </text:span><text:span text:style-name="T3">esszenciális illóolajok</text:span><text:span text:style-name="T1">) </text:span><text:span text:style-name="T1"/></text:p>
      <text:p text:style-name="P1"/>
      <text:p text:style-name="P3"><text:span text:style-name="T4">S</text:span><text:span text:style-name="T1">okéves önmunka után jutottam el </text:span><text:span text:style-name="T4">oda, hogy tapasztalataimmal, tudásommal, intuíciómmal holisztikus megközelítéssel segítsem a hozzám fordulókat. A módszerek, technikák, amiket alkalmazok számomra is nagy segítséget nyújtottak, nyújtanak az utamon, így tapasztalatból tudom átadni. </text:span><text:span text:style-name="T1"/></text:p>
      <text:p text:style-name="P3"><text:span text:style-name="T4">Numerológia </text:span><text:span text:style-name="T9">(</text:span><text:span text:style-name="T10">„</text:span><text:span text:style-name="T11">Látni azt, ami van.”</text:span><text:span text:style-name="T9">): </text:span><text:span text:style-name="T4">többek között amit nekem hozott, az a megértés, ráébredés, és egyben elfogadás – magammal és családtagjaimmal kapcsolatban egyaránt. A rálátás könnyedséget hozhat életedben, kapcsolódásaidban.</text:span><text:span text:style-name="T1"/></text:p>
      <text:p text:style-name="P3"><text:span text:style-name="T4">Access Bars: az Access Consciousness rendszere nagyon felszabadítóan hatott rám. Sokat segített, és segít a mai napig a berögzült hitrendszerek, nézőpontok, ítéletek letételében. </text:span><text:span text:style-name="T2">Hihetetlen milyen teret, lehetőségeket </text:span><text:span text:style-name="T3">és könnyedséget</text:span><text:span text:style-name="T2"> nyitnak életünkben a kérdései, eszközei.</text:span><text:span text:style-name="T1"/></text:p>
      <text:p text:style-name="P5"><text:span text:style-name="T2">K</text:span><text:span text:style-name="T1">ineziológia: hatékonyan oldja az életünkben felhalmozódott stresszt, félelmeinket, korlátozó hitrendszereinket a múltban és jelenben egyaránt, mely szabadabbá, könnyedebbé teheti életünket.</text:span><text:span text:style-name="T1"/></text:p>
      <text:p text:style-name="P5"><text:span text:style-name="T1">Esszenciális illóolajok: </text:span><text:span text:style-name="T5">a</text:span><text:span text:style-name="T1">z emberi lény minden síkján kifejtik terápiás hatásukat. Testileg – Lelkileg – Szellemileg – Mentálisan is hatással vannak ránk. A hozzám fordulóknak segítek, hogy megtapasztalhassák áldásos hatásukat.</text:span><text:span text:style-name="T1"/></text:p>
      <text:p text:style-name="P5"><text:span text:style-name="T1">Amibe most nálam betekintést nyerhetsz:</text:span><text:span text:style-name="T1"/></text:p>
      <text:p text:style-name="P5"><text:span text:style-name="T1">- numerológia</text:span><text:span text:style-name="T1"/></text:p>
      <text:p text:style-name="P5"><text:span text:style-name="T1">- esszenciális illóolajok</text:span><text:span text:style-name="T1"/></text:p>
      <text:p text:style-name="P5"/>
      <text:p text:style-name="P5"><text:span text:style-name="T1">Kíváncsian várlak:</text:span><text:span text:style-name="T1"/></text:p>
      <text:p text:style-name="P5"><text:span text:style-name="T1">Ildikó</text:span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ldikó</meta:initial-creator>
    <meta:editing-cycles>19</meta:editing-cycles>
    <meta:creation-date>2023-01-03T18:21:00</meta:creation-date>
    <dc:date>2024-11-08T15:33:58.687000000</dc:date>
    <meta:editing-duration>PT6H19M25S</meta:editing-duration>
    <meta:generator>LibreOffice/7.4.6.2$Windows_X86_64 LibreOffice_project/5b1f5509c2decdade7fda905e3e1429a67acd63d</meta:generator>
    <meta:document-statistic meta:table-count="0" meta:image-count="0" meta:object-count="0" meta:page-count="3" meta:paragraph-count="21" meta:word-count="542" meta:character-count="4297" meta:non-whitespace-character-count="3756"/>
    <meta:user-defined meta:name="AppVersion">15.0000</meta:user-defined>
    <meta:template xlink:type="simple" xlink:actuate="onRequest" xlink:title="Normal" xlink:href=""/>
  </office:meta>
</office:document-meta>
</file>